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>
      <style:paragraph-properties fo:text-align="start"/>
      <style:text-properties style:text-line-through-style="none" fo:font-style="normal" style:text-underline-style="none"/>
    </style:style>
    <style:style style:name="P3" style:family="paragraph">
      <style:paragraph-properties fo:text-align="start"/>
    </style:style>
    <style:style style:name="gr1" style:family="graphic">
      <style:graphic-properties fo:border="non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3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fo:border="none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true">
        <form:form form:name="Formular" form:apply-filter="true" form:command-type="table" form:control-implementation="ooo:com.sun.star.form.component.Form" office:target-frame="" xlink:href="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PropertyChangeNotificationEnabled" office:value-type="boolean" office:boolean-value="true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  <form:text form:name="AssistantName" form:control-implementation="ooo:com.sun.star.form.component.TextField" form:id="control1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Date" form:control-implementation="ooo:com.sun.star.form.component.TextField" form:id="control2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reatorName" form:control-implementation="ooo:com.sun.star.form.component.TextField" form:id="control3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formatted-text form:name="TableField" form:control-implementation="ooo:com.sun.star.form.component.FormattedField" form:id="control4" form:readonly="true" form:convert-empty-to-null="true">
            <form:properties>
              <form:property form:property-name="DefaultControl" office:value-type="string" office:string-value="com.sun.star.form.control.FormattedField"/>
            </form:properties>
          </form:formatted-text>
          <form:formatted-text form:name="SenderField" form:control-implementation="ooo:com.sun.star.form.component.FormattedField" form:id="control5" form:readonly="true" form:convert-empty-to-null="true">
            <form:properties>
              <form:property form:property-name="DefaultControl" office:value-type="string" office:string-value="com.sun.star.form.control.FormattedField"/>
            </form:properties>
          </form:formatted-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control text:anchor-type="paragraph" draw:z-index="4" draw:style-name="gr4" draw:text-style-name="P3" svg:width="6.002cm" svg:height="3.001cm" svg:x="12.518cm" svg:y="-4.173cm" draw:control="control5"/><draw:control text:anchor-type="as-char" draw:z-index="0" draw:style-name="gr1" draw:text-style-name="P2" svg:width="16.999cm" svg:height="0.828cm" draw:control="control1"/></text:p>
      <text:p text:style-name="P1">war in folgendem Zeitraum und Umfang in den folgenden Veranstaltungen als Hilfskraft im Institutsverbund Informatik an der Universität Stuttgart angestellt:</text:p>
      <text:p text:style-name="P1"/>
      <text:p text:style-name="P1"/>
      <text:p text:style-name="P1"><draw:control text:anchor-type="paragraph" draw:z-index="3" draw:style-name="gr3" draw:text-style-name="P3" svg:width="16.003cm" svg:height="16.003cm" svg:x="0.517cm" svg:y="0.051cm" draw:control="control4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control text:anchor-type="as-char" svg:y="-0.736cm" draw:z-index="2" draw:style-name="gr2" draw:text-style-name="P2" svg:width="9.018cm" svg:height="0.502cm" draw:control="control3"/></text:p>
      <text:p text:style-name="P1"/>
      <text:p text:style-name="P1"/>
      <text:p text:style-name="P1"/>
      <text:p text:style-name="P1">Stuttgart, den <draw:control text:anchor-type="as-char" draw:z-index="1" draw:style-name="gr1" draw:text-style-name="P2" svg:width="4.859cm" svg:height="0.5cm" draw:control="control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4.671cm" fo:margin-bottom="2.686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Christian Buchgraber</meta:initial-creator>
    <meta:creation-date>2010-07-10T14:31:49</meta:creation-date>
    <dc:date>2010-07-12T17:59:07.75</dc:date>
    <meta:editing-duration>PT01H37M42S</meta:editing-duration>
    <meta:editing-cycles>17</meta:editing-cycles>
    <meta:generator>OpenOffice.org/3.1$Win32 OpenOffice.org_project/310m19$Build-9420</meta:generator>
    <meta:document-statistic meta:table-count="0" meta:image-count="0" meta:object-count="0" meta:page-count="1" meta:paragraph-count="4" meta:word-count="22" meta:character-count="174"/>
  </office:meta>
</office:document-meta>
</file>